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9637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99ff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ario Vendedores</text:p>
      <text:p text:style-name="P1"/>
      <text:p text:style-name="P1"><text:span text:style-name="T1">Una compañía paga a sus </text:span><text:span text:style-name="T2">vendedores</text:span><text:span text:style-name="T1"> por </text:span><text:span text:style-name="T2">comisión</text:span><text:span text:style-name="T1">. Los vendedores reciben </text:span><text:span text:style-name="T2">200$</text:span><text:span text:style-name="T1"> por semana, más el </text:span><text:span text:style-name="T2">9%</text:span><text:span text:style-name="T1"> de sus </text:span><text:span text:style-name="T2">ventas totales</text:span><text:span text:style-name="T1"> durante esa semana. Escribir un programa que calcule cuantos vendedores recibieron salarios en cada uno de los siguientes rangos.</text:span></text:p>
      <text:p text:style-name="P1"><text:span text:style-name="T1"/></text:p>
      <text:list xml:id="list2038480306076732752" text:style-name="L1">
        <text:list-item>
          <text:p text:style-name="P2"><text:span text:style-name="T1">200-299</text:span></text:p>
        </text:list-item>
        <text:list-item>
          <text:p text:style-name="P2"><text:span text:style-name="T1">300-399</text:span></text:p>
        </text:list-item>
        <text:list-item>
          <text:p text:style-name="P2"><text:span text:style-name="T1">400-499</text:span></text:p>
        </text:list-item>
        <text:list-item>
          <text:p text:style-name="P2"><text:span text:style-name="T1">500-599</text:span></text:p>
        </text:list-item>
        <text:list-item>
          <text:p text:style-name="P2"><text:span text:style-name="T1">600-699</text:span></text:p>
        </text:list-item>
        <text:list-item>
          <text:p text:style-name="P2"><text:span text:style-name="T1">700-799</text:span></text:p>
        </text:list-item>
        <text:list-item>
          <text:p text:style-name="P2"><text:span text:style-name="T1">800-899</text:span></text:p>
        </text:list-item>
        <text:list-item>
          <text:p text:style-name="P2"><text:span text:style-name="T1">900-999</text:span></text:p>
        </text:list-item>
        <text:list-item>
          <text:p text:style-name="P2"><text:span text:style-name="T1">100 en adelante</text:span></text:p>
        </text:list-item>
      </text:list>
      <text:p text:style-name="P1"><text:span text:style-name="T1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Vendedor</text:p>
          </table:table-cell>
        </table:table-row>
        <table:table-row>
          <table:table-cell table:style-name="Tabla2.A2" office:value-type="string">
            <text:p text:style-name="Table_20_Contents">-ventas : int </text:p>
            <text:p text:style-name="Table_20_Contents">-salario : int </text:p>
          </table:table-cell>
        </table:table-row>
        <table:table-row>
          <table:table-cell table:style-name="Tabla2.A2" office:value-type="string">
            <text:p text:style-name="Table_20_Contents">+establecerVentas(ventas : int) </text:p>
            <text:p text:style-name="Table_20_Contents">+obtenerVentas() : int</text:p>
            <text:p text:style-name="Table_20_Contents">+establecerSalario()</text:p>
            <text:p text:style-name="Table_20_Contents">+obtenerSalario() : int</text:p>
          </table:table-cell>
        </table:table-row>
      </table:table>
      <text:p text:style-name="P1"><text:span text:style-name="T1"/></text:p>
      <text:p text:style-name="P1"><text:span text:style-name="T1">+establecerVentas(cantidad : int)</text:span></text:p>
      <text:p text:style-name="P1"><text:span text:style-name="T1"><text:tab/>ventas = cantidad</text:span></text:p>
      <text:p text:style-name="P1"><text:span text:style-name="T1"/></text:p>
      <text:p text:style-name="P1"><text:span text:style-name="T1">+obtenerVentas( )</text:span></text:p>
      <text:p text:style-name="P1"><text:span text:style-name="T1"><text:tab/>devolver ventas;</text:span></text:p>
      <text:p text:style-name="P1"><text:span text:style-name="T1"/></text:p>
      <text:p text:style-name="P1"><text:span text:style-name="T1">+establecerSalario( )</text:span></text:p>
      <text:p text:style-name="P1"><text:span text:style-name="T1"><text:tab/>salario = (ventas* comision) + sueldoFijo</text:span></text:p>
      <text:p text:style-name="P1"><text:span text:style-name="T1"/></text:p>
      <text:p text:style-name="P1"><text:span text:style-name="T1">+obtenerSalario( )</text:span></text:p>
      <text:p text:style-name="P1"><text:span text:style-name="T1"><text:tab/>devolver salario </text:span></text:p>
      <text:p text:style-name="P1"><text:span text:style-name="T1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RangoDeSalario</text:p>
          </table:table-cell>
        </table:table-row>
        <table:table-row>
          <table:table-cell table:style-name="Tabla3.A2" office:value-type="string">
            <text:p text:style-name="Table_20_Contents">-limInf : int</text:p>
            <text:p text:style-name="Table_20_Contents">-limSup : int</text:p>
            <text:p text:style-name="Table_20_Contents">-cantidad : int</text:p>
          </table:table-cell>
        </table:table-row>
      </table:table>
      <text:p text:style-name="P1"><text:span text:style-name="T1"/></text:p>
      <text:p text:style-name="P1"><text:span text:style-name="T1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Salarios</text:p>
          </table:table-cell>
        </table:table-row>
        <table:table-row>
          <table:table-cell table:style-name="Tabla1.A2" office:value-type="string">
            <text:p text:style-name="P4">-vendedor : Vendedor </text:p>
            <text:p text:style-name="P4">-rangosDeSalarios : array RangoDeSalario</text:p>
            <text:p text:style-name="P4">-sueldoFijo : int const = 200$</text:p>
            <text:p text:style-name="P4">-tamRangoDeSalarios : <text:s/>int const = 9</text:p>
            <text:p text:style-name="P4">-comision : double const = 8%</text:p>
          </table:table-cell>
        </table:table-row>
        <text:soft-page-break/>
        <table:table-row>
          <table:table-cell table:style-name="Tabla1.A2" office:value-type="string">
            <text:p text:style-name="Table_20_Contents">+establecerRangoDeSalarios ()</text:p>
            <text:p text:style-name="Table_20_Contents">+clasificarVendedores() </text:p>
          </table:table-cell>
        </table:table-row>
      </table:table>
      <text:p text:style-name="P1"><text:span text:style-name="T1"/></text:p>
      <text:p text:style-name="P1"><text:span text:style-name="T1">+constructor Salarios()</text:span></text:p>
      <text:p text:style-name="P1"><text:span text:style-name="T1"><text:tab/>para cada elemento de rangosDeSalarios</text:span></text:p>
      <text:p text:style-name="P1"><text:span text:style-name="T1"><text:tab/><text:tab/>limInf = contador*100</text:span></text:p>
      <text:p text:style-name="P1"><text:span text:style-name="T1"><text:tab/><text:tab/>limSup = contador*100 + 99</text:span></text:p>
      <text:p text:style-name="P1"><text:span text:style-name="T1"/></text:p>
      <text:p text:style-name="P1"><text:span text:style-name="T1">+clasificarVendedores()</text:span></text:p>
      <text:p text:style-name="P1"><text:span text:style-name="T1"><text:tab/>para cada vendedor</text:span></text:p>
      <text:p text:style-name="P1"><text:span text:style-name="T1"><text:tab/><text:tab/>para cada elemento de rangosDeSalarios</text:span></text:p>
      <text:p text:style-name="P1"><text:span text:style-name="T1"><text:tab/><text:tab/><text:tab/>si <text:s text:c="2"/>limInf &lt;vendedor&lt; lim </text:span></text:p>
      <text:p text:style-name="P1"><text:span text:style-name="T1"><text:tab/><text:tab/><text:tab/><text:tab/>incrementar la cantidad de salario en ese rango</text:span></text:p>
      <text:p text:style-name="P1"><text:span text:style-name="T1"/></text:p>
      <text:p text:style-name="P1"><text:span text:style-name="T1">+MostrarRangoVendedores()</text:span></text:p>
      <text:p text:style-name="P1"><text:span text:style-name="T1"><text:s text:c="5"/>para cada elemento de rangosDeSalarios</text:span></text:p>
      <text:p text:style-name="P1"><text:span text:style-name="T1"><text:s text:c="10"/>mostrar el rango ( 200 – 299, etc)</text:span></text:p>
      <text:p text:style-name="P1"><text:span text:style-name="T1"><text:s text:c="10"/>mostrar cantidad de vendedores en ese rango</text:span></text:p>
      <text:p text:style-name="P1"><text:span text:style-name="T1"><text:s text:c="10"/>para cada vendedor en ese elemento del rango</text:span></text:p>
      <text:p text:style-name="P1"><text:span text:style-name="T1"><text:tab/> <text:s text:c="3"/>mostrar una estrella (*)</text:span></text:p>
      <text:p text:style-name="P1"><text:span text:style-name="T1"/></text:p>
      <text:p text:style-name="P1"><text:span text:style-name="T1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5M2S</meta:editing-duration>
    <meta:editing-cycles>3</meta:editing-cycles>
    <meta:generator>OpenOffice/4.1.7$Win32 OpenOffice.org_project/417m1$Build-9800</meta:generator>
    <dc:date>2020-06-26T20:01:50.63</dc:date>
    <meta:document-statistic meta:table-count="3" meta:image-count="0" meta:object-count="0" meta:page-count="2" meta:paragraph-count="54" meta:word-count="209" meta:character-count="1463"/>
    <meta:user-defined meta:name="Info 1"/>
    <meta:user-defined meta:name="Info 2"/>
    <meta:user-defined meta:name="Info 3"/>
    <meta:user-defined meta:name="Info 4"/>
  </office:meta>
</office:document-meta>
</file>